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EE1C7237D1A99E0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5EE1C7237D1A99E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A videira e os ramos</text:span></text:p>
            <text:p text:style-name="P3"><text:span text:style-name="T2">(João 15.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8:54.082000000</dc:date>
    <meta:editing-duration>PT2H30M15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